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right="0.4cm" fo:margin-top="0.42cm" fo:margin-bottom="0.4cm" style:contextual-spacing="false"/>
    </style:style>
    <style:style style:name="P2" style:family="paragraph" style:parent-style-name="Standard">
      <style:paragraph-properties fo:margin-right="0.3cm" fo:margin-top="0cm" fo:margin-bottom="0.3cm" style:contextual-spacing="false"/>
    </style:style>
    <style:style style:name="P3" style:family="paragraph" style:parent-style-name="Standard">
      <style:text-properties officeooo:paragraph-rsid="000818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CENCIA DE USO Y RESTRICCIONES</text:h>
      <text:p text:style-name="P2">LICENCIA DE USO Y RESTRICCIONES</text:p>
      <text:h text:style-name="Heading_20_2" text:outline-level="2">1. ACEPTACIÓN DE LA LICENCIA</text:h>
      <text:p text:style-name="P3">Este acuerdo de licencia ("Licencia") es un contrato legal entre el usuario ("Usuario") y [Tu Nombre o Nombre de la Empresa] ("Propietario") para el uso de la aplicación de software desarrollada por el Propietario ("Software"). Al instalar, copiar o utilizar el Software, el Usuario acepta los términos de esta Licencia. Si el Usuario no está de acuerdo con los términos, no debe instalar ni utilizar el Software.</text:p>
      <text:h text:style-name="Heading_20_2" text:outline-level="2">2. DERECHOS DE USO</text:h>
      <text:p text:style-name="P3">El Propietario otorga al Usuario un derecho no exclusivo, intransferible y revocable para instalar y utilizar el Software únicamente en dispositivos personales. Esta Licencia no implica ninguna transferencia de propiedad intelectual. El Usuario podrá recibir actualizaciones del Software siempre que éstas estén disponibles y bajo los mismos términos de esta Licencia.</text:p>
      <text:h text:style-name="Heading_20_2" text:outline-level="2">3. RESTRICCIONES</text:h>
      <text:p text:style-name="P3">El Usuario acepta que no podrá, bajo ninguna circunstancia:</text:p>
      <text:p text:style-name="Standard">- Modificar, descompilar, desensamblar, realizar ingeniería inversa, alterar o crear trabajos derivados basados en el Software. - Copiar, distribuir, sublicenciar, vender, alquilar o ceder el Software a terceros sin autorización expresa por escrito del Propietario. - Utilizar el Software para actividades ilícitas, incluyendo pero no limitado a, hacking, ingeniería inversa, análisis de seguridad o cualquier otra actividad que pueda comprometer la integridad del Software o la privacidad de terceros. - Remover, alterar o modificar cualquier aviso de derechos de autor, marcas comerciales o cualquier otro aviso de propiedad incluido en el Software. - Usar el Software de manera que pueda dañar, inutilizar, sobrecargar o deteriorar los servicios del Propietario o interferir con el uso y disfrute del Software por parte de otros usuarios.</text:p>
      <text:h text:style-name="Heading_20_2" text:outline-level="2">4. PROPIEDAD INTELECTUAL</text:h>
      <text:p text:style-name="P3">El Software, incluyendo pero no limitado a su código fuente, estructura, diseño, contenido y documentación, es propiedad exclusiva del Propietario y está protegido por las leyes de propiedad intelectual y tratados internacionales. Todos los derechos no concedidos expresamente en esta Licencia están reservados por el Propietario.</text:p>
      <text:h text:style-name="Heading_20_2" text:outline-level="2">5. LIMITACIÓN DE GARANTÍAS Y RESPONSABILIDAD</text:h>
      <text:p text:style-name="P3">El Software se proporciona "tal cual", sin garantías de ningún tipo, ya sean expresas o implícitas, incluyendo, entre otras, garantías de comercialización, adecuación para un propósito particular y no infracción. En ningún caso el Propietario será responsable por daños directos, indirectos, incidentales, especiales, ejemplares o consecuentes (incluyendo, pero no limitado a, la pérdida de datos o la pérdida de beneficios) que surjan del uso o la imposibilidad de uso del Software, incluso si el Propietario ha sido advertido de la posibilidad de tales daños.</text:p>
      <text:h text:style-name="Heading_20_2" text:outline-level="2">6. TERMINACIÓN</text:h>
      <text:p text:style-name="P3">El incumplimiento de cualquiera de las restricciones establecidas en esta Licencia dará derecho al Propietario a revocar de inmediato el uso del Software sin previo aviso. En caso de terminación, el Usuario deberá cesar todo uso del Software y destruir todas las copias, totales o parciales, del mismo.</text:p>
      <text:h text:style-name="Heading_20_2" text:outline-level="2"><text:soft-page-break/>7. LEGISLACIÓN APLICABLE</text:h>
      <text:p text:style-name="P3">Este acuerdo se regirá e interpretará conforme a las leyes de [Tu País o Jurisdicción], sin considerar sus disposiciones sobre conflictos de leyes. Cualquier disputa derivada de esta Licencia será resuelta exclusivamente en los tribunales competentes de dicha jurisdicción, y el Usuario consiente en someterse a la jurisdicción de dichos tribuna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5-26T11:55:48.932415400</dc:date>
    <meta:editing-duration>PT4M20S</meta:editing-duration>
    <meta:editing-cycles>1</meta:editing-cycles>
    <meta:document-statistic meta:table-count="0" meta:image-count="0" meta:object-count="0" meta:page-count="2" meta:paragraph-count="17" meta:word-count="514" meta:character-count="3453" meta:non-whitespace-character-count="2956"/>
  </office:meta>
</office:document-meta>
</file>